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atin Modern Roman Slanted" svg:font-family="'Latin Modern Roman Slanted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atin Modern Roman Slanted" officeooo:rsid="000884c8" officeooo:paragraph-rsid="000884c8"/>
    </style:style>
    <style:style style:name="P2" style:family="paragraph" style:parent-style-name="Standard">
      <style:text-properties style:font-name="Latin Modern Roman Slanted" style:text-underline-style="solid" style:text-underline-width="auto" style:text-underline-color="font-color" officeooo:rsid="000884c8" officeooo:paragraph-rsid="000884c8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Compte-rendu du TD4 d'outils de développement</text:p>
      <text:p text:style-name="P1">//TROTTIER Arthur et SEBILLE Florian</text:p>
      <text:p text:style-name="P1"/>
      <text:p text:style-name="P2">Exercice 1:</text:p>
      <text:p text:style-name="P1"/>
      <text:p text:style-name="P1"><text:span text:style-name="T1">1)</text:span> On a défini 4 cas de test possible, 2 valeurs négatives (-1,-2), une valeur négative et positive (1,-2), une valeur nulle (0,2) parmi les 2, et 2 valeurs positives (6,3). Pour chaque test le résultat est correct.</text:p>
      <text:p text:style-name="P1"/>
      <text:p text:style-name="P1"><text:span text:style-name="T1">2)</text:span> On a testé 3 cas possible, des valeurs négatives (-1,-2), une valeur nulle (0), et plusieurs valeurs positives (1,2,25,50).</text:p>
      <text:p text:style-name="P1"/>
      <text:p text:style-name="P1">Conclusion: La valeur entré doit être un entier strictement positif et inférieur ou égale à 25.</text:p>
      <text:p text:style-name="P1"/>
      <text:p text:style-name="P2">Exercice 2:</text:p>
      <text:p text:style-name="P1"/>
      <text:p text:style-name="P1">Les tests sont corrects mais ne couvrent que 5 cas. Pour couvrir plus de tests, il nous faut écrire dans le main chaque test (cas par cas) et écrire les résultats de chaque cas dans la fonction factorielle.</text:p>
      <text:p text:style-name="P1"/>
      <text:p text:style-name="P1">Cepandant cela ne reste pas très optimisé tant que l'on n'aura pas écrit la formule factorielle et long si l'on veut tester un grand nombre de valeurs.</text:p>
      <text:p text:style-name="P1"/>
      <text:p text:style-name="P2">Exercice 3:</text:p>
      <text:p text:style-name="P1"/>
      <text:p text:style-name="P1">Lors de l'affichage, tous les nombres différents de 1 sont à 0 (y compris certains 1).</text:p>
      <text:p text:style-name="P1"/>
      <text:p text:style-name="P1">Il y a un problème dans la fonction afficher_une_case, les deux arguments sont inversés, le nombre de ligne qui est i (c comme argument) doit se situer au numérateur, ce qui donne ceci:</text:p>
      <text:p text:style-name="P1"/>
      <text:p text:style-name="P1">int calculer_une_case (int c, int l)</text:p>
      <text:p text:style-name="P1">{</text:p>
      <text:p text:style-name="P1"><text:s text:c="4"/>return (fact(c) / (fact(l) * fact(c - l)));</text:p>
      <text:p text:style-name="P1">}</text:p>
      <text:p text:style-name="P1"/>
      <text:p text:style-name="P1">Le problème ne venait pas de la fonction fac qui renvoyait pour chaque factorielle souhaitée le bon résultat (test exercice 2), cela ne pouvait donc venir que de l'autre fonction.</text:p>
      <text:p text:style-name="P1"/>
      <text:p text:style-name="P2"/>
      <text:p text:style-name="P2"><text:soft-page-break/>Exercice 4:</text:p>
      <text:p text:style-name="P1"/>
      <text:p text:style-name="P1">Grâce au fichier .gcov on observe que certaines lignes ne sont pas couvertes par le test</text:p>
      <text:p text:style-name="P1"/>
      <text:p text:style-name="P2">Exercice 5:</text:p>
      <text:p text:style-name="P1"/>
      <text:p text:style-name="P1">De quelle couleur est couramment la "boite" qui caractérise une fonction inconnu au testeur ?</text:p>
      <text:p text:style-name="P1"/>
      <text:p text:style-name="P1"><text:span text:style-name="T1">A:</text:span>Blanche<text:tab/><text:span text:style-name="T1">B:</text:span>Jaune <text:tab/><text:span text:style-name="T1">C:</text:span>Noire <text:tab/><text:span text:style-name="T1">D:</text:span>Rouge</text:p>
      <text:p text:style-name="P1"/>
      <text:p text:style-name="P1">Quel niveau de test pratique l'utilisateur d'un programme ?</text:p>
      <text:p text:style-name="P1"/>
      <text:p text:style-name="P1"><text:span text:style-name="T1">A:</text:span>Integration <text:tab/><text:span text:style-name="T1">B:</text:span>Système<text:tab/><text:span text:style-name="T1">C:</text:span>Unitaire <text:tab/><text:span text:style-name="T1">D:</text:span>Graph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atin Modern Roman Slanted" svg:font-family="'Latin Modern Roman Slanted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4:27:43.887953684</meta:creation-date>
    <dc:date>2016-11-02T14:38:18.219371890</dc:date>
    <meta:editing-duration>PT24S</meta:editing-duration>
    <meta:editing-cycles>1</meta:editing-cycles>
    <meta:document-statistic meta:table-count="0" meta:image-count="0" meta:object-count="0" meta:page-count="2" meta:paragraph-count="24" meta:word-count="303" meta:character-count="1789" meta:non-whitespace-character-count="1502"/>
    <meta:generator>LibreOffice/5.1.4.2$Linux_X86_64 LibreOffice_project/10m0$Build-2</meta:generator>
  </office:meta>
</office:document-meta>
</file>